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Verdana" svg:font-family="Verdana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fff5"/>
    </style:style>
    <style:style style:name="T3" style:family="text">
      <style:text-properties fo:language="en" fo:country="US" officeooo:rsid="0003b0f6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1fff5"/>
    </style:style>
    <style:style style:name="T6" style:family="text">
      <style:text-properties fo:language="ru" fo:country="RU" officeooo:rsid="0003b0f6"/>
    </style:style>
    <style:style style:name="T7" style:family="text">
      <style:text-properties fo:color="#000000"/>
    </style:style>
    <style:style style:name="T8" style:family="text">
      <style:text-properties fo:color="#000000" style:font-name="Consolas" fo:font-style="normal" fo:font-weight="normal" style:font-style-asian="normal" style:font-weight-asian="normal"/>
    </style:style>
    <style:style style:name="T9" style:family="text">
      <style:text-properties fo:font-size="12pt" fo:language="en" fo:country="US" officeooo:rsid="0001fff5" style:font-size-asian="12pt" style:font-size-complex="12pt"/>
    </style:style>
    <style:style style:name="T10" style:family="text">
      <style:text-properties fo:font-size="12pt" fo:language="en" fo:country="US" officeooo:rsid="0003b0f6" style:font-size-asian="12pt" style:font-size-complex="12pt"/>
    </style:style>
    <style:style style:name="T11" style:family="text">
      <style:text-properties fo:font-size="12pt" fo:language="ru" fo:country="RU" officeooo:rsid="0001fff5" style:font-size-asian="12pt" style:font-size-complex="12pt"/>
    </style:style>
    <style:style style:name="T12" style:family="text">
      <style:text-properties fo:font-variant="normal" fo:text-transform="none" fo:color="#000000" style:font-name="Verdana" fo:letter-spacing="normal" fo:language="en" fo:country="US" fo:font-style="normal" fo:font-weight="normal" officeooo:rsid="0001fff5"/>
    </style:style>
    <style:style style:name="T13" style:family="text">
      <style:text-properties officeooo:rsid="0003b0f6"/>
    </style:style>
    <style:style style:name="T14" style:family="text">
      <style:text-properties fo:color="#a9b7c6" style:font-name="JetBrains Mono" fo:font-size="10pt" fo:language="en" fo:country="US" fo:font-style="normal" fo:font-weight="normal" officeooo:rsid="0001fff5" style:font-size-asian="10pt" style:font-style-asian="normal" style:font-weight-asian="normal" style:font-size-complex="12pt"/>
    </style:style>
    <style:style style:name="T15" style:family="text">
      <style:text-properties fo:color="#a9b7c6" style:font-name="JetBrains Mono" fo:font-size="10pt" fo:language="en" fo:country="US" fo:font-style="normal" fo:font-weight="normal" officeooo:rsid="0003b0f6" style:font-size-asian="10pt" style:font-style-asian="normal" style:font-weight-asian="normal" style:font-size-complex="12pt"/>
    </style:style>
    <style:style style:name="T16" style:family="text">
      <style:text-properties fo:color="#a9b7c6" style:font-name="JetBrains Mono" fo:font-size="10pt" fo:language="ru" fo:country="RU" fo:font-style="normal" fo:font-weight="normal" officeooo:rsid="0003b0f6" style:font-size-asian="10pt" style:font-style-asian="normal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Для начала работы бота необходимо установить интерпретатор </text:span><text:span text:style-name="T1">Python, </text:span><text:span text:style-name="T4">далее при помощи команды </text:span><text:span text:style-name="T1">pip </text:span><text:span text:style-name="T4">установить модули : <text:line-break/></text:span>configparser<text:line-break/>datetime<text:line-break/>subprocess<text:line-break/>time<text:line-break/>telebot<text:line-break/>threading<text:line-break/>bs4</text:p>
      <text:p text:style-name="Standard"><text:line-break/>В папке с мануалом есть батник, он установит все модули самостоятельно, если по какой либо причине не будет работать и команда <text:span text:style-name="T1">pip list </text:span>в командной строке не покажет хотя бы одного модуля, следуюет самостоятельно выполнить команды из батника.<text:line-break/></text:p>
      <text:p text:style-name="Standard">Для запуска бота необходимо запустить <text:span text:style-name="T1">start.bat</text:span></text:p>
      <text:p text:style-name="Standard">Для изменение параметров подключения есть файл <text:span text:style-name="T1">settings.ini </text:span>где<text:span text:style-name="T1"><text:line-break/>ip_addres = [</text:span>адрес кассы<text:span text:style-name="T1">]</text:span></text:p>
      <text:p text:style-name="Standard"><text:span text:style-name="T1">port = [</text:span><text:span text:style-name="T4">порт </text:span><text:span text:style-name="T1">plain text </text:span><text:span text:style-name="T4">интерфейса</text:span><text:span text:style-name="T1">]</text:span></text:p>
      <text:p text:style-name="Standard"><text:span text:style-name="T1">log_rkeeper = [</text:span><text:span text:style-name="T4">логин кипера</text:span><text:span text:style-name="T1">]</text:span></text:p>
      <text:p text:style-name="Standard"><text:span text:style-name="T1">pass_rkeeper = [</text:span><text:span text:style-name="T4">пароль кипера</text:span><text:span text:style-name="T1">]</text:span></text:p>
      <text:p text:style-name="Standard"><text:span text:style-name="T1">token = [</text:span><text:span text:style-name="T4">токен для бота</text:span><text:span text:style-name="T1">]</text:span></text:p>
      <text:p text:style-name="Standard"><text:span text:style-name="T1">delay = [</text:span><text:span text:style-name="T4">задержка повторного опроса кассы</text:span><text:span text:style-name="T1">]<text:line-break/>split_lines = [</text:span><text:span text:style-name="T4">длинна отчёта в строках, если больше, будет разделён на отдельные сообщения, не более <text:s/>100 на момент написания, если больше, работать не будет, тестировалось и при 200 строках, но лучше не рисковать</text:span><text:span text:style-name="T1">]</text:span></text:p>
      <text:p text:style-name="Standard"><text:span text:style-name="T1"><text:line-break/><text:line-break/><text:line-break/></text:span><text:span text:style-name="T4">На кассе требуется установить </text:span><text:span text:style-name="T1">xml </text:span><text:span text:style-name="T4">интерфейс и настроить его по образцу </text:span><text:a xlink:type="simple" xlink:href="https://support.ucs.ru/ru/node/9587" text:style-name="Internet_20_link" text:visited-style-name="Visited_20_Internet_20_Link">https://support.ucs.ru/ru/node/9587</text:a> <text:s/><text:span text:style-name="T4">пункт </text:span><text:span text:style-name="T1">“</text:span><text:bookmark text:name="header-6"/><text:span text:style-name="T1">Настройка в r_keeper_7”</text:span></text:p>
      <text:p text:style-name="Standard"><text:span text:style-name="T1"><text:line-break/></text:span><text:span text:style-name="T4">Следовать настройкам как на </text:span><text:a xlink:type="simple" xlink:href="https://wiki.carbis.ru/doku.php?do=export_xhtml&amp;id=external:carbistbot#команды_бота" text:style-name="Internet_20_link" text:visited-style-name="Visited_20_Internet_20_Link">https://wiki.carbis.ru/doku.php?do=export_xhtml&amp;id=external:carbistbot#%D0%BA%D0%BE%D0%BC%D0%B0%D0%BD%D0%B4%D1%8B_%D0%B1%D0%BE%D1%82%D0%B0</text:a><text:span text:style-name="T4"> , это единственная удобная вики по настройке необходимых интерфейсов.<text:line-break/><text:line-break/><text:line-break/>Для каждого нового бота необходимо в файл </text:span><text:span text:style-name="T1">settings.ini <text:s/></text:span><text:span text:style-name="T4">указать токен бота.<text:line-break/>Как это сделать описанно в </text:span><text:a xlink:type="simple" xlink:href="https://tlgrm.ru/docs/bots" text:style-name="Internet_20_link" text:visited-style-name="Visited_20_Internet_20_Link">https://tlgrm.ru/docs/bots</text:a><text:span text:style-name="T4"> <text:s/>раздел «Как создать бота».<text:line-break/><text:line-break/><text:line-break/><text:line-break/><text:line-break/>Так как кассы стоят не там, где и бот в сети, адресс указывать тот, что выдал </text:span><text:span text:style-name="T1">DHCP.<text:line-break/></text:span><text:span text:style-name="T4">Популярные порты лучше не использовать, что бы избежать проблем с конфликтами.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Verdana" svg:font-family="Verdana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20-08-20T21:03:36.284000000</dc:date>
    <meta:editing-duration>PT11M22S</meta:editing-duration>
    <meta:editing-cycles>2</meta:editing-cycles>
    <meta:document-statistic meta:table-count="0" meta:image-count="0" meta:object-count="0" meta:page-count="1" meta:paragraph-count="11" meta:word-count="216" meta:character-count="1637" meta:non-whitespace-character-count="1413"/>
  </office:meta>
</office:document-meta>
</file>